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6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1.57mm"/>
    </style:style>
    <style:style style:name="co4" style:family="table-column">
      <style:table-column-properties fo:break-before="auto" style:column-width="19.46mm"/>
    </style:style>
    <style:style style:name="co5" style:family="table-column">
      <style:table-column-properties fo:break-before="auto" style:column-width="19.72mm"/>
    </style:style>
    <style:style style:name="co6" style:family="table-column">
      <style:table-column-properties fo:break-before="auto" style:column-width="20.9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14mm"/>
    </style:style>
    <style:style style:name="co9" style:family="table-column">
      <style:table-column-properties fo:break-before="auto" style:column-width="21.93mm"/>
    </style:style>
    <style:style style:name="co10" style:family="table-column">
      <style:table-column-properties fo:break-before="auto" style:column-width="21.13mm"/>
    </style:style>
    <style:style style:name="co11" style:family="table-column">
      <style:table-column-properties fo:break-before="auto" style:column-width="25.15mm"/>
    </style:style>
    <style:style style:name="co12" style:family="table-column">
      <style:table-column-properties fo:break-before="auto" style:column-width="61.17mm"/>
    </style:style>
    <style:style style:name="co13" style:family="table-column">
      <style:table-column-properties fo:break-before="auto" style:column-width="24.15mm"/>
    </style:style>
    <style:style style:name="co14" style:family="table-column">
      <style:table-column-properties fo:break-before="auto" style:column-width="67.82mm"/>
    </style:style>
    <style:style style:name="co15" style:family="table-column">
      <style:table-column-properties fo:break-before="auto" style:column-width="20.09mm"/>
    </style:style>
    <style:style style:name="co16" style:family="table-column">
      <style:table-column-properties fo:break-before="auto" style:column-width="22.95mm"/>
    </style:style>
    <style:style style:name="co17" style:family="table-column">
      <style:table-column-properties fo:break-before="auto" style:column-width="43.82mm"/>
    </style:style>
    <style:style style:name="co18" style:family="table-column">
      <style:table-column-properties fo:break-before="auto" style:column-width="17.34mm"/>
    </style:style>
    <style:style style:name="co19" style:family="table-column">
      <style:table-column-properties fo:break-before="auto" style:column-width="20.53mm"/>
    </style:style>
    <style:style style:name="co20" style:family="table-column">
      <style:table-column-properties fo:break-before="auto" style:column-width="47.98mm"/>
    </style:style>
    <style:style style:name="co21" style:family="table-column">
      <style:table-column-properties fo:break-before="auto" style:column-width="14.82mm"/>
    </style:style>
    <style:style style:name="co22" style:family="table-column">
      <style:table-column-properties fo:break-before="auto" style:column-width="25.51mm"/>
    </style:style>
    <style:style style:name="co23" style:family="table-column">
      <style:table-column-properties fo:break-before="auto" style:column-width="18.56mm"/>
    </style:style>
    <style:style style:name="co24" style:family="table-column">
      <style:table-column-properties fo:break-before="auto" style:column-width="16.6mm"/>
    </style:style>
    <style:style style:name="co25" style:family="table-column">
      <style:table-column-properties fo:break-before="auto" style:column-width="65.49mm"/>
    </style:style>
    <style:style style:name="co26" style:family="table-column">
      <style:table-column-properties fo:break-before="auto" style:column-width="21.11mm"/>
    </style:style>
    <style:style style:name="co27" style:family="table-column">
      <style:table-column-properties fo:break-before="auto" style:column-width="19.24mm"/>
    </style:style>
    <style:style style:name="co28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 tableooo:tab-color="#ffffa6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0.74pt solid #000000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fo:font-weight="normal" style:font-weight-asian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88"/>
          <table:table-cell table:style-name="ce80"/>
          <table:table-cell table:number-columns-repeated="57"/>
        </table:table-row>
        <table:table-row table:style-name="ro1">
          <table:table-cell table:style-name="ce88"/>
          <table:table-cell table:style-name="ce80" office:value-type="string" calcext:value-type="string">
            <text:p><text:span text:style-name="T1">SnA </text:span><text:span text:style-name="T2">Saliha Şahin</text:span></text:p>
          </table:table-cell>
          <table:table-cell table:formula="of:=[$'SnA boya'.E14]" office:value-type="float" office:value="17500" calcext:value-type="float">
            <text:p>17.500,00</text:p>
          </table:table-cell>
          <table:table-cell table:formula="of:=[$'SnA boya'.E14]" office:value-type="float" office:value="17500" calcext:value-type="float">
            <text:p>17.500,00</text:p>
          </table:table-cell>
          <table:table-cell table:formula="of:=[.C6]-[.D6]" office:value-type="float" office:value="0" calcext:value-type="float">
            <text:p>0,00</text:p>
          </table:table-cell>
          <table:table-cell/>
          <table:table-cell table:style-name="ce91" table:formula="of:=[.D6]-[.F6]" office:value-type="float" office:value="17500" calcext:value-type="float">
            <text:p>17.500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<text:span text:style-name="T1">SnB </text:span><text:span text:style-name="T2">Fatih Arslantaş</text:span></text:p>
          </table:table-cell>
          <table:table-cell table:formula="of:=[$'SnB karo'.C5]" office:value-type="float" office:value="7500" calcext:value-type="float">
            <text:p>7.500,00</text:p>
          </table:table-cell>
          <table:table-cell table:formula="of:=[$'SnB karo'.C6]" office:value-type="float" office:value="7500" calcext:value-type="float">
            <text:p>7.500,00</text:p>
          </table:table-cell>
          <table:table-cell table:formula="of:=[$'SnB karo'.C7]" office:value-type="float" office:value="0" calcext:value-type="float">
            <text:p>0,00</text:p>
          </table:table-cell>
          <table:table-cell/>
          <table:table-cell table:style-name="ce91" table:formula="of:=[.D7]-[.F7]" office:value-type="float" office:value="7500" calcext:value-type="float">
            <text:p>7.500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<text:span text:style-name="T1">SnCD </text:span><text:span text:style-name="T3">Ali Demirel</text:span></text:p>
          </table:table-cell>
          <table:table-cell table:formula="of:=[$'SnCD vinç'.C5]" office:value-type="float" office:value="12000" calcext:value-type="float">
            <text:p>12.000,00</text:p>
          </table:table-cell>
          <table:table-cell table:formula="of:=[$'SnCD vinç'.C6]" office:value-type="float" office:value="12000" calcext:value-type="float">
            <text:p>12.000,00</text:p>
          </table:table-cell>
          <table:table-cell table:formula="of:=[$'SnCD vinç'.C7]" office:value-type="float" office:value="0" calcext:value-type="float">
            <text:p>0,00</text:p>
          </table:table-cell>
          <table:table-cell/>
          <table:table-cell table:style-name="ce91" table:formula="of:=[.D8]-[.F8]" office:value-type="float" office:value="12000" calcext:value-type="float">
            <text:p>12.000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SnE Emre Aktaş</text:p>
          </table:table-cell>
          <table:table-cell table:formula="of:=[$'SnE este'.C5]" office:value-type="float" office:value="30000" calcext:value-type="float">
            <text:p>30.000,00</text:p>
          </table:table-cell>
          <table:table-cell table:formula="of:=[$'SnE este'.C6]" office:value-type="float" office:value="30000" calcext:value-type="float">
            <text:p>30.000,00</text:p>
          </table:table-cell>
          <table:table-cell table:formula="of:=[$'SnE este'.C7]" office:value-type="float" office:value="0" calcext:value-type="float">
            <text:p>0,00</text:p>
          </table:table-cell>
          <table:table-cell table:formula="of:=[$'SnE este'.C8]" office:value-type="float" office:value="9573" calcext:value-type="float">
            <text:p>9.573,00</text:p>
          </table:table-cell>
          <table:table-cell table:style-name="ce91" table:formula="of:=[.D9]-[.F9]" office:value-type="float" office:value="20427" calcext:value-type="float">
            <text:p>20.427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SnF</text:p>
          </table:table-cell>
          <table:table-cell table:number-columns-repeated="4"/>
          <table:table-cell table:style-name="ce91" table:formula="of:=[.D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<text:span text:style-name="T1">SnG </text:span><text:span text:style-name="T2"> Yazıhane</text:span></text:p>
          </table:table-cell>
          <table:table-cell table:number-columns-repeated="4"/>
          <table:table-cell table:style-name="ce91" table:formula="of:=[.D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101"/>
          <table:table-cell/>
          <table:table-cell table:style-name="ce102"/>
          <table:table-cell/>
          <table:table-cell table:style-name="ce91"/>
          <table:table-cell table:formula="of:=[$'SnG yazıhane'.F2]" office:value-type="float" office:value="8924.51" calcext:value-type="float">
            <text:p>8.924,51</text:p>
          </table:table-cell>
          <table:table-cell table:style-name="ce91" table:formula="of:=[.D12]-[.F12]" office:value-type="float" office:value="-8924.51" calcext:value-type="float">
            <text:p>-8.924,51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4])" office:value-type="float" office:value="67000" calcext:value-type="float">
            <text:p>67.000,00</text:p>
          </table:table-cell>
          <table:table-cell table:style-name="ce93" table:formula="of:=SUM([.D4:.D14])" office:value-type="float" office:value="67000" calcext:value-type="float">
            <text:p>67.000,00</text:p>
          </table:table-cell>
          <table:table-cell table:style-name="ce95" table:formula="of:=SUM([.E4:.E14])" office:value-type="float" office:value="0" calcext:value-type="float">
            <text:p>0,00</text:p>
          </table:table-cell>
          <table:table-cell table:style-name="ce93" table:formula="of:=SUM([.F4:.F14])" office:value-type="float" office:value="18497.51" calcext:value-type="float">
            <text:p>18.497,51</text:p>
          </table:table-cell>
          <table:table-cell table:style-name="ce93" table:formula="of:=SUM([.G4:.G14])" office:value-type="float" office:value="48502.49" calcext:value-type="float">
            <text:p>48.502,49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5]" office:value-type="float" office:value="48502.49" calcext:value-type="float">
            <text:p>48.502,4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7]*[.F19]" office:value-type="float" office:value="36861.8924" calcext:value-type="float">
            <text:p>36.861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7]*[.F20]" office:value-type="float" office:value="11640.5976" calcext:value-type="float">
            <text:p>11.640,6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A boya" table:style-name="ta2">
        <table:table-column table:style-name="co1" table:default-cell-style-name="ce83"/>
        <table:table-column table:style-name="co8" table:default-cell-style-name="ce83"/>
        <table:table-column table:style-name="co3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11]-[.E11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13])" office:value-type="float" office:value="17500" calcext:value-type="float">
            <text:p>17.500,00</text:p>
          </table:table-cell>
          <table:table-cell table:style-name="ce95" table:formula="of:=SUM([.F7:.F13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3:.E63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14]-[.E15]" office:value-type="float" office:value="17500" calcext:value-type="float">
            <text:p>17.5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25" office:value-type="string" calcext:value-type="string">
            <text:p>z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1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B karo" table:style-name="ta2"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7" table:default-cell-style-name="ce102"/>
        <table:table-column table:style-name="co7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22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26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2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2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 table:formula="of:=[.E25]+[.C26]-[.D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3:.D49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3" table:default-cell-style-name="ce83"/>
        <table:table-column table:style-name="co14" table:default-cell-style-name="ce89"/>
        <table:table-column table:style-name="co4" table:default-cell-style-name="ce89"/>
        <table:table-column table:style-name="co15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000" calcext:value-type="float">
            <text:p>12.00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4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4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3" table:default-cell-style-name="ce83"/>
        <table:table-column table:style-name="co14" table:default-cell-style-name="ce89"/>
        <table:table-column table:style-name="co4" table:default-cell-style-name="ce89"/>
        <table:table-column table:style-name="co15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9573" calcext:value-type="float">
            <text:p>9.57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20427" calcext:value-type="float">
            <text:p>20.427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4]+[.C15]-[.D15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4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8:.D47])" office:value-type="float" office:value="9573" calcext:value-type="float">
            <text:p>9.57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3" table:default-cell-style-name="ce83"/>
        <table:table-column table:style-name="co14" table:default-cell-style-name="ce89"/>
        <table:table-column table:style-name="co16" table:default-cell-style-name="ce89"/>
        <table:table-column table:style-name="co15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G yazıhane" table:style-name="ta1">
        <table:table-column table:style-name="co1" table:default-cell-style-name="ce83"/>
        <table:table-column table:style-name="co17" table:default-cell-style-name="ce83"/>
        <table:table-column table:style-name="co3" table:default-cell-style-name="ce89"/>
        <table:table-column table:style-name="co4" table:default-cell-style-name="ce89"/>
        <table:table-column table:style-name="co18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8924.51" calcext:value-type="float">
            <text:p>8.924,5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/>
          <table:table-cell table:style-name="ce102" table:formula="of:=[.G18]+[.E19]-[.F19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894.81" calcext:value-type="float">
            <text:p>-894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Çedaş Teminat</text:p>
          </table:table-cell>
          <table:table-cell/>
          <table:table-cell table:style-name="Default"/>
          <table:table-cell table:formula="of:=[.C23]-[.D23]" office:value-type="float" office:value="0" calcext:value-type="float">
            <text:p>0,00</text:p>
          </table:table-cell>
          <table:table-cell office:value-type="float" office:value="8000" calcext:value-type="float">
            <text:p>8.000,00</text:p>
          </table:table-cell>
          <table:table-cell table:style-name="ce102" table:formula="of:=[.G22]+[.E23]-[.F23]" office:value-type="float" office:value="-8924.51" calcext:value-type="float">
            <text:p>-8.924,51</text:p>
          </table:table-cell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2924.142144" calcext:value-type="float">
            <text:p>2.924,14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5580.202144" calcext:value-type="float">
            <text:p>25.580,2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5580.202144" calcext:value-type="float">
            <text:p>25.580,20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/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313.2200295" calcext:value-type="float">
            <text:p>313,22</text:p>
          </table:table-cell>
        </table:table-row>
        <table:table-row table:style-name="ro1">
          <table:table-cell/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330.9672765" calcext:value-type="float">
            <text:p>330,97</text:p>
          </table:table-cell>
        </table:table-row>
        <table:table-row table:style-name="ro1">
          <table:table-cell/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357.7769475" calcext:value-type="float">
            <text:p>357,78</text:p>
          </table:table-cell>
        </table:table-row>
        <table:table-row table:style-name="ro1">
          <table:table-cell/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357.7769475" calcext:value-type="float">
            <text:p>357,78</text:p>
          </table:table-cell>
        </table:table-row>
        <table:table-row table:style-name="ro1">
          <table:table-cell/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357.7769475" calcext:value-type="float">
            <text:p>357,78</text:p>
          </table:table-cell>
        </table:table-row>
        <table:table-row table:style-name="ro1">
          <table:table-cell/>
          <table:table-cell office:value-type="string" calcext:value-type="string">
            <text:p>Ekim <text:s/>Gecikme</text:p>
          </table:table-cell>
          <table:table-cell table:number-columns-repeated="3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Kasım <text:s/>Gecikme</text:p>
          </table:table-cell>
          <table:table-cell table:number-columns-repeated="3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ralık <text:s/>Gecikme</text:p>
          </table:table-cell>
          <table:table-cell table:number-columns-repeated="3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144"/>
        <table:table-column table:style-name="co28" table:default-cell-style-name="ce144"/>
        <table:table-column table:style-name="co7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table:formula="of:=21016.18" office:value-type="float" office:value="21016.18" calcext:value-type="float">
            <text:p>+21.016,18</text:p>
          </table:table-cell>
          <table:table-cell table:style-name="ce163"/>
          <table:table-cell table:style-name="ce163" table:formula="of:=-[.C11]" office:value-type="float" office:value="-21016.18" calcext:value-type="float">
            <text:p>-21.0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G20]" office:value-type="float" office:value="11640.5976" calcext:value-type="float">
            <text:p>11.640,60</text:p>
          </table:table-cell>
          <table:table-cell table:style-name="ce164"/>
          <table:table-cell table:style-name="ce164" table:formula="of:=[.E11]-[.C12]+[.D12]" office:value-type="float" office:value="-32656.7776" calcext:value-type="float">
            <text:p>-32.656,7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26656.7776" calcext:value-type="float">
            <text:p>-26.656,78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26656.7776" calcext:value-type="float">
            <text:p>-26.656,78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4]-[.C15]+[.D15]" office:value-type="float" office:value="-26656.7776" calcext:value-type="float">
            <text:p>-26.656,78</text:p>
          </table:table-cell>
          <table:table-cell table:style-name="ce68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5]-[.C16]+[.D16]" office:value-type="float" office:value="-26656.7776" calcext:value-type="float">
            <text:p>-26.656,78</text:p>
          </table:table-cell>
          <table:table-cell table:style-name="ce113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6]-[.C17]+[.D17]" office:value-type="float" office:value="-26656.7776" calcext:value-type="float">
            <text:p>-26.656,78</text:p>
          </table:table-cell>
          <table:table-cell table:style-name="ce113"/>
        </table:table-row>
        <table:table-row table:style-name="ro3">
          <table:table-cell table:number-columns-repeated="4"/>
          <table:table-cell table:style-name="ce48" table:formula="of:=[.E17]-[.C18]+[.D18]" office:value-type="float" office:value="-26656.7776" calcext:value-type="float">
            <text:p>-26.656,78</text:p>
          </table:table-cell>
          <table:table-cell/>
        </table:table-row>
        <table:table-row table:style-name="ro3">
          <table:table-cell table:number-columns-repeated="4"/>
          <table:table-cell table:style-name="ce48" table:formula="of:=[.E18]-[.C19]+[.D19]" office:value-type="float" office:value="-26656.7776" calcext:value-type="float">
            <text:p>-26.656,78</text:p>
          </table:table-cell>
          <table:table-cell/>
        </table:table-row>
        <table:table-row table:style-name="ro3">
          <table:table-cell table:number-columns-repeated="4"/>
          <table:table-cell table:style-name="ce49" table:formula="of:=[.E19]-[.C20]+[.D20]" office:value-type="float" office:value="-26656.7776" calcext:value-type="float">
            <text:p>-26.656,78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 number:title="User-defined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2" style:volatile="true" number:language="tr" number:country="TR">
      <loext:text> </loext:text>
      <loext:fill-character> </loext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2" style:volatile="true" number:language="tr" number:country="TR">
      <loext:text> </loext:text>
      <loext:fill-character> </loext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24.99mm" fo:margin-bottom="6mm" fo:margin-left="39.23mm" fo:margin-right="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 style:data-style-name="N2" text:time-value="18:18:03.31450827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1-09-09T18:52:51.037359332</dc:date>
    <meta:editing-duration>P1DT7H11M49S</meta:editing-duration>
    <meta:editing-cycles>135</meta:editing-cycles>
    <meta:generator>LibreOffice/6.1.5.2$Linux_X86_64 LibreOffice_project/10$Build-2</meta:generator>
    <meta:print-date>2021-02-17T09:54:59.544044870</meta:print-date>
    <meta:document-statistic meta:table-count="9" meta:cell-count="440" meta:object-count="0"/>
  </office:meta>
</office:document-meta>
</file>